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2/2021</text:span></text:p>
      <text:p text:style-name="P9"/>
      <text:p text:style-name="P10">RECIBI CONFORME</text:p>
      <text:p text:style-name="P9"/>
      <text:p text:style-name="P11">CLIENTE: SIGUAYRO PEÑA MAGDALENA MARTH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SIGUAYRO PEÑA MAGDALENA MARTH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4T16:27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